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51cm" svg:stroke-color="#000000" draw:marker-start-width="0.177cm" draw:marker-end-width="0.177cm" draw:fill="solid" draw:fill-color="#ccffff" draw:opacity="100%" draw:fill-image-width="1cm" draw:fill-image-height="1cm" draw:textarea-horizontal-align="center" draw:textarea-vertical-align="middle" draw:shadow-opacity="100%"/>
    </style:style>
    <style:style style:name="gr2" style:family="graphic" style:parent-style-name="standard">
      <style:graphic-properties svg:stroke-width="0.051cm" svg:stroke-color="#000000" draw:marker-start-width="0.177cm" draw:marker-end-width="0.177cm" draw:fill="solid" draw:fill-color="#ffffff" draw:opacity="0%" draw:fill-image-width="1cm" draw:fill-image-height="1cm" draw:textarea-horizontal-align="center" draw:textarea-vertical-align="middle" fo:padding-top="0.026cm" fo:padding-bottom="0.026cm" fo:padding-left="0.026cm" fo:padding-right="0.026cm" draw:shadow-opacity="0%"/>
    </style:style>
    <style:style style:name="gr3" style:family="graphic" style:parent-style-name="standard">
      <style:graphic-properties svg:stroke-width="0.051cm" draw:marker-start-width="0.177cm" draw:marker-end="Arrowheads_20_16" draw:marker-end-width="0.177cm" draw:fill="solid" draw:fill-color="#ffffff" draw:opacity="0%" draw:fill-image-width="1cm" draw:fill-image-height="1cm" draw:textarea-horizontal-align="center" draw:textarea-vertical-align="middle" fo:padding-top="0.026cm" fo:padding-bottom="0.026cm" fo:padding-left="0.026cm" fo:padding-right="0.026cm" draw:shadow-opacity="0%"/>
    </style:style>
    <style:style style:name="gr4" style:family="graphic" style:parent-style-name="standard">
      <style:graphic-properties svg:stroke-width="0.051cm" draw:marker-start-width="0.177cm" draw:marker-end="Arrowheads_20_18" draw:marker-end-width="0.177cm" draw:fill="solid" draw:fill-color="#ffffff" draw:opacity="0%" draw:fill-image-width="1cm" draw:fill-image-height="1cm" draw:textarea-horizontal-align="center" draw:textarea-vertical-align="middle" fo:padding-top="0.026cm" fo:padding-bottom="0.026cm" fo:padding-left="0.026cm" fo:padding-right="0.026cm" draw:shadow-opacity="0%"/>
    </style:style>
    <style:style style:name="gr5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025cm" fo:padding-bottom="0.025cm" fo:padding-left="0.025cm" fo:padding-right="0.025cm"/>
    </style:style>
    <style:style style:name="gr6" style:family="graphic" style:parent-style-name="standard">
      <style:graphic-properties svg:stroke-width="0.051cm" svg:stroke-color="#000000" draw:marker-start-width="0.177cm" draw:marker-end-width="0.177cm" draw:stroke-linejoin="none" draw:fill="solid" draw:fill-color="#ffffff" draw:opacity="0%" draw:fill-image-width="1cm" draw:fill-image-height="1cm" draw:textarea-horizontal-align="center" draw:textarea-vertical-align="middle" fo:padding-top="0.026cm" fo:padding-bottom="0.026cm" fo:padding-left="0.026cm" fo:padding-right="0.026cm" draw:shadow-opacity="0%"/>
    </style:style>
    <style:style style:name="gr7" style:family="graphic" style:parent-style-name="standard">
      <style:graphic-properties svg:stroke-width="0.051cm" svg:stroke-color="#000000" draw:marker-start-width="0.177cm" draw:marker-end-width="0.177cm" draw:fill="solid" draw:fill-color="#ffffcc" draw:opacity="100%" draw:fill-image-width="1cm" draw:fill-image-height="1cm" draw:textarea-horizontal-align="center" draw:textarea-vertical-align="middle" fo:padding-top="0.026cm" fo:padding-bottom="0.026cm" fo:padding-left="0.026cm" fo:padding-right="0.026cm" draw:shadow-opacity="100%"/>
    </style:style>
    <style:style style:name="gr8" style:family="graphic" style:parent-style-name="standard">
      <style:graphic-properties svg:stroke-width="0.051cm" svg:stroke-color="#ff0000" draw:marker-start-width="0.177cm" draw:marker-end="Arrowheads_20_18" draw:marker-end-width="0.177cm" draw:fill="solid" draw:fill-color="#ffffff" draw:opacity="0%" draw:fill-image-width="1cm" draw:fill-image-height="1cm" draw:textarea-horizontal-align="center" draw:textarea-vertical-align="middle" fo:padding-top="0.026cm" fo:padding-bottom="0.026cm" fo:padding-left="0.026cm" fo:padding-right="0.026cm" draw:shadow-opacity="0%"/>
    </style:style>
    <style:style style:name="gr9" style:family="graphic" style:parent-style-name="standard">
      <style:graphic-properties svg:stroke-width="0.051cm" svg:stroke-color="#000000" draw:marker-start-width="0.177cm" draw:marker-end-width="0.177cm" draw:fill="solid" draw:fill-color="#d1ffd1" draw:opacity="100%" draw:fill-image-width="1cm" draw:fill-image-height="1cm" draw:textarea-horizontal-align="center" draw:textarea-vertical-align="middle" fo:padding-top="0.026cm" fo:padding-bottom="0.026cm" fo:padding-left="0.026cm" fo:padding-right="0.026cm" draw:shadow-opacity="100%"/>
    </style:style>
    <style:style style:name="gr10" style:family="graphic" style:parent-style-name="standard">
      <style:graphic-properties draw:stroke="none" svg:stroke-color="#ff0000" draw:fill="solid" draw:fill-color="#ff0000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solid" draw:fill-color="#ff0000" draw:textarea-horizontal-align="justify" draw:textarea-vertical-align="middle" draw:auto-grow-height="false"/>
    </style:style>
    <style:style style:name="gr12" style:family="graphic" style:parent-style-name="standard">
      <style:graphic-properties svg:stroke-width="0.051cm" svg:stroke-color="#ff0000" draw:marker-start-width="0.177cm" draw:marker-end="Arrowheads_20_18" draw:marker-end-width="0.177cm" draw:fill="solid" draw:fill-color="#ff0000" draw:opacity="0%" draw:fill-image-width="1cm" draw:fill-image-height="1cm" draw:textarea-horizontal-align="center" draw:textarea-vertical-align="middle" fo:padding-top="0.026cm" fo:padding-bottom="0.026cm" fo:padding-left="0.026cm" fo:padding-right="0.026cm" draw:shadow-opacity="0%"/>
    </style:style>
    <style:style style:name="gr13" style:family="graphic" style:parent-style-name="standard">
      <style:graphic-properties svg:stroke-width="0.051cm" svg:stroke-color="#000000" draw:marker-start-width="0.177cm" draw:marker-end-width="0.177cm" draw:fill="solid" draw:fill-color="#ffffcc" draw:opacity="100%" draw:fill-image-width="1cm" draw:fill-image-height="1cm" draw:textarea-horizontal-align="center" draw:textarea-vertical-align="middle" fo:padding-top="0.026cm" fo:padding-bottom="0.026cm" fo:padding-left="0.026cm" fo:padding-right="0.026cm" draw:shadow-offset-x="0.305cm" draw:shadow-offset-y="0.305cm" draw:shadow-opacity="100%"/>
    </style:style>
    <style:style style:name="P1" style:family="paragraph">
      <style:paragraph-properties text:enable-numbering="false" fo:margin-left="0cm" fo:margin-right="0cm" fo:text-align="center" fo:text-indent="0cm"/>
      <style:text-properties fo:font-family="'Avant Garde Gothic'" style:font-family-generic="roman" style:font-pitch="variable" fo:font-size="36pt" style:font-size-asian="24pt"/>
    </style:style>
    <style:style style:name="P2" style:family="paragraph">
      <style:paragraph-properties text:enable-numbering="false" fo:margin-left="0cm" fo:margin-right="0cm" fo:text-align="center" fo:text-indent="0cm"/>
    </style:style>
    <style:style style:name="P3" style:family="paragraph">
      <style:paragraph-properties fo:text-align="center"/>
      <style:text-properties fo:font-family="'Avant Garde Gothic'" style:font-family-generic="roman" style:font-pitch="variable" fo:font-size="36pt" style:font-size-asian="24pt"/>
    </style:style>
    <style:style style:name="P4" style:family="paragraph">
      <style:paragraph-properties fo:text-align="center"/>
    </style:style>
    <style:style style:name="T1" style:family="text">
      <style:text-properties fo:font-family="Arial" style:font-style-name="Standard" style:font-family-generic="swiss" style:font-pitch="variable" fo:font-size="12pt" style:font-size-asian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5.451cm" svg:height="25.766cm" svg:x="1.13cm" svg:y="1.13cm">
          <text:p/>
        </draw:rect>
        <draw:rect draw:style-name="gr2" draw:text-style-name="P1" draw:id="id1" draw:layer="layout" svg:width="4.459cm" svg:height="1.486cm" svg:x="1.626cm" svg:y="1.626cm" draw:corner-radius="0.4cm">
          <draw:glue-point draw:id="4" svg:x="-2.776cm" svg:y="5cm"/>
          <text:p text:style-name="P2"><text:span text:style-name="T1">xcaaba</text:span></text:p>
        </draw:rect>
        <draw:connector draw:style-name="gr3" draw:text-style-name="P3" draw:layer="layout" draw:line-skew="0cm 0.031cm" svg:x1="2.618cm" svg:y1="3.112cm" svg:x2="3.112cm" svg:y2="7.323cm" draw:start-shape="id1" draw:start-glue-point="4" draw:end-shape="id2" draw:end-glue-point="3" svg:d="m2618 3112v1734h-1v2477h495">
          <text:p/>
        </draw:connector>
        <draw:rect draw:style-name="gr2" draw:text-style-name="P1" draw:id="id3" draw:layer="layout" svg:width="2.973cm" svg:height="2.478cm" svg:x="3.112cm" svg:y="16.491cm" draw:corner-radius="0.496cm">
          <text:p text:style-name="P2"><text:span text:style-name="T1">Fortran</text:span></text:p>
          <text:p text:style-name="P2"><text:span text:style-name="T1">compiler</text:span></text:p>
          <text:p text:style-name="P2"><text:span text:style-name="T1">(g95, lf95, ...)</text:span></text:p>
        </draw:rect>
        <draw:rect draw:style-name="gr2" draw:text-style-name="P1" draw:id="id4" draw:layer="layout" svg:width="2.973cm" svg:height="1.487cm" svg:x="3.112cm" svg:y="22.436cm" draw:corner-radius="0.496cm">
          <text:p text:style-name="P2"><text:span text:style-name="T1">execute</text:span></text:p>
          <text:p text:style-name="P2"><text:span text:style-name="T1">the model</text:span></text:p>
        </draw:rect>
        <draw:connector draw:style-name="gr4" draw:text-style-name="P3" draw:layer="layout" draw:line-skew="0cm 0.031cm" svg:x1="2.618cm" svg:y1="3.112cm" svg:x2="3.112cm" svg:y2="17.73cm" draw:start-shape="id1" draw:start-glue-point="4" draw:end-shape="id3" draw:end-glue-point="3" svg:d="m2618 3112v6690h-1v7928h495">
          <text:p/>
        </draw:connector>
        <draw:custom-shape draw:style-name="gr5" draw:text-style-name="P4" draw:layer="layout" svg:width="18.83cm" svg:height="25.766cm" svg:x="1.13cm" svg:y="1.13cm">
          <text:p/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line-skew="0cm 0.031cm" svg:x1="2.618cm" svg:y1="3.112cm" svg:x2="3.112cm" svg:y2="23.179cm" draw:start-shape="id1" draw:start-glue-point="4" draw:end-shape="id4" draw:end-glue-point="3" svg:d="m2618 3112v9662h-1v10405h495">
          <text:p/>
        </draw:connector>
        <draw:rect draw:style-name="gr6" draw:text-style-name="P1" draw:id="id2" draw:layer="layout" svg:width="2.973cm" svg:height="1.487cm" svg:x="3.112cm" svg:y="6.58cm" draw:corner-radius="0.496cm">
          <draw:glue-point draw:id="4" svg:x="-1.664cm" svg:y="5.003cm"/>
          <text:p text:style-name="P2"><text:span text:style-name="T1">xmecca</text:span></text:p>
        </draw:rect>
        <draw:rect draw:style-name="gr2" draw:text-style-name="P1" draw:id="id5" draw:layer="layout" svg:width="1.486cm" svg:height="1.486cm" svg:x="4.599cm" svg:y="11.536cm" draw:corner-radius="0.496cm">
          <text:p text:style-name="P2"><text:span text:style-name="T1">kpp</text:span></text:p>
        </draw:rect>
        <draw:connector draw:style-name="gr3" draw:text-style-name="P3" draw:layer="layout" draw:line-skew="0.743cm 0.03cm" svg:x1="4.104cm" svg:y1="8.066cm" svg:x2="4.599cm" svg:y2="12.279cm" draw:start-shape="id2" draw:start-glue-point="4" draw:end-shape="id5" draw:end-glue-point="3" svg:d="m4104 8066v2479h-1v1734h496">
          <text:p/>
        </draw:connector>
        <draw:rect draw:style-name="gr7" draw:text-style-name="P1" draw:id="id6" draw:layer="layout" svg:width="5.45cm" svg:height="2.477cm" svg:x="14.013cm" svg:y="2.617cm">
          <text:p text:style-name="P2"><text:span text:style-name="T1">batch files</text:span></text:p>
          <text:p text:style-name="P2"><text:span text:style-name="T1">(*.bat)</text:span></text:p>
        </draw:rect>
        <draw:rect draw:style-name="gr2" draw:text-style-name="P1" draw:id="id9" draw:layer="layout" svg:width="6.441cm" svg:height="1.486cm" svg:x="7.076cm" svg:y="8.564cm">
          <text:p text:style-name="P2"><text:span text:style-name="T1">selected chemistry mechanism</text:span></text:p>
          <text:p text:style-name="P2"><text:span text:style-name="T1">(mecca.spc, mecca.eqn)</text:span></text:p>
        </draw:rect>
        <draw:rect draw:style-name="gr7" draw:text-style-name="P1" draw:id="id11" draw:layer="layout" svg:width="5.45cm" svg:height="1.486cm" svg:x="14.013cm" svg:y="8.564cm">
          <text:p text:style-name="P2"><text:span text:style-name="T1">kpp control file</text:span></text:p>
          <text:p text:style-name="P2"><text:span text:style-name="T1">(messy_mecca_kpp.kpp)</text:span></text:p>
        </draw:rect>
        <draw:rect draw:style-name="gr2" draw:text-style-name="P1" draw:id="id12" draw:layer="layout" svg:width="6.441cm" svg:height="1.981cm" svg:x="7.076cm" svg:y="13.52cm">
          <text:p text:style-name="P2"><text:span text:style-name="T1">kpp-generated</text:span></text:p>
          <text:p text:style-name="P2"><text:span text:style-name="T1">Fortran files</text:span></text:p>
          <text:p text:style-name="P2"><text:span text:style-name="T1">(messy_mecca_kpp*.f90)</text:span></text:p>
        </draw:rect>
        <draw:rect draw:style-name="gr7" draw:text-style-name="P1" draw:id="id14" draw:layer="layout" svg:width="5.45cm" svg:height="1.981cm" svg:x="14.013cm" svg:y="13.52cm">
          <text:p text:style-name="P2"><text:span text:style-name="T1">static, user-generated</text:span></text:p>
          <text:p text:style-name="P2"><text:span text:style-name="T1">Fortran files</text:span></text:p>
          <text:p text:style-name="P2"><text:span text:style-name="T1">(*.f90, *.inc)</text:span></text:p>
        </draw:rect>
        <draw:rect draw:style-name="gr2" draw:text-style-name="P1" draw:id="id15" draw:layer="layout" svg:width="3.468cm" svg:height="1.982cm" svg:x="7.076cm" svg:y="18.969cm">
          <text:p text:style-name="P2"><text:span text:style-name="T1">executable</text:span></text:p>
          <text:p text:style-name="P2"><text:span text:style-name="T1">(caaba.exe)</text:span></text:p>
        </draw:rect>
        <draw:connector draw:style-name="gr8" draw:text-style-name="P3" draw:layer="layout" draw:line-skew="-0.012cm" svg:x1="16.738cm" svg:y1="5.094cm" svg:x2="10.296cm" svg:y2="7.077cm" draw:start-shape="id6" draw:start-glue-point="2" draw:end-shape="id7" draw:end-glue-point="4" svg:d="m16738 5094v992h-6442v991">
          <text:p/>
        </draw:connector>
        <draw:connector draw:style-name="gr8" draw:text-style-name="P3" draw:layer="layout" draw:line-skew="-0.012cm" svg:x1="10.297cm" svg:y1="5.094cm" svg:x2="10.296cm" svg:y2="7.077cm" draw:start-shape="id8" draw:start-glue-point="2" draw:end-shape="id7" draw:end-glue-point="4" svg:d="m10297 5094v992h-1v991">
          <text:p/>
        </draw:connector>
        <draw:connector draw:style-name="gr8" draw:text-style-name="P3" draw:layer="layout" svg:x1="10.296cm" svg:y1="10.05cm" svg:x2="10.297cm" svg:y2="12.033cm" draw:start-shape="id9" draw:start-glue-point="2" draw:end-shape="id10" draw:end-glue-point="4" svg:d="m10296 10050v1004h1v979">
          <text:p/>
        </draw:connector>
        <draw:connector draw:style-name="gr8" draw:text-style-name="P3" draw:layer="layout" svg:x1="16.738cm" svg:y1="10.05cm" svg:x2="10.297cm" svg:y2="12.033cm" draw:start-shape="id11" draw:start-glue-point="2" draw:end-shape="id10" draw:end-glue-point="4" svg:d="m16738 10050v1004h-6441v979">
          <text:p/>
        </draw:connector>
        <draw:connector draw:style-name="gr8" draw:text-style-name="P3" draw:layer="layout" draw:line-skew="-0.012cm" svg:x1="10.296cm" svg:y1="15.501cm" svg:x2="8.81cm" svg:y2="17.483cm" draw:start-shape="id12" draw:end-shape="id13" draw:end-glue-point="4" svg:d="m10296 15501v991h-1486v991">
          <text:p/>
        </draw:connector>
        <draw:connector draw:style-name="gr8" draw:text-style-name="P3" draw:layer="layout" draw:line-skew="-0.012cm" svg:x1="16.738cm" svg:y1="15.501cm" svg:x2="8.81cm" svg:y2="17.483cm" draw:start-shape="id14" draw:start-glue-point="2" draw:end-shape="id13" draw:end-glue-point="4" svg:d="m16738 15501v991h-7928v991">
          <text:p/>
        </draw:connector>
        <draw:rect draw:style-name="gr7" draw:text-style-name="P1" draw:id="id18" draw:layer="layout" svg:width="3.468cm" svg:height="1.981cm" svg:x="15.995cm" svg:y="18.97cm">
          <text:p text:style-name="P2"><text:span text:style-name="T1">input data files</text:span></text:p>
          <text:p text:style-name="P2"><text:span text:style-name="T1">(*.nc)</text:span></text:p>
        </draw:rect>
        <draw:rect draw:style-name="gr7" draw:text-style-name="P1" draw:id="id19" draw:layer="layout" svg:width="4.459cm" svg:height="1.981cm" svg:x="11.04cm" svg:y="18.969cm">
          <text:p text:style-name="P2"><text:span text:style-name="T1">Fortran namelists</text:span></text:p>
          <text:p text:style-name="P2"><text:span text:style-name="T1">(*.nml)</text:span></text:p>
        </draw:rect>
        <draw:rect draw:style-name="gr9" draw:text-style-name="P1" draw:id="id17" draw:layer="layout" svg:width="12.387cm" svg:height="1.981cm" svg:x="7.076cm" svg:y="24.42cm">
          <text:p text:style-name="P2"><text:span text:style-name="T1">model output</text:span></text:p>
          <text:p text:style-name="P2"><text:span text:style-name="T1">(*.nc, caaba.log)</text:span></text:p>
        </draw:rect>
        <draw:connector draw:style-name="gr4" draw:text-style-name="P3" draw:layer="layout" svg:x1="6.085cm" svg:y1="7.323cm" svg:x2="10.048cm" svg:y2="7.324cm" draw:start-shape="id2" draw:start-glue-point="1" draw:end-shape="id7" draw:end-glue-point="6" svg:d="m6085 7323h1994v1h1969">
          <text:p/>
        </draw:connector>
        <draw:custom-shape draw:style-name="gr10" draw:text-style-name="P4" draw:id="id7" draw:layer="layout" svg:width="0.496cm" svg:height="0.495cm" svg:x="10.048cm" svg:y="7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svg:x1="10.296cm" svg:y1="7.572cm" svg:x2="10.296cm" svg:y2="8.564cm" draw:start-shape="id7" draw:start-glue-point="8" draw:end-shape="id9" draw:end-glue-point="0" svg:d="m10296 7572v992">
          <text:p/>
        </draw:connector>
        <draw:custom-shape draw:style-name="gr10" draw:text-style-name="P4" draw:id="id10" draw:layer="layout" svg:width="0.496cm" svg:height="0.495cm" svg:x="10.049cm" svg:y="12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svg:x1="10.297cm" svg:y1="12.528cm" svg:x2="10.296cm" svg:y2="13.52cm" draw:start-shape="id10" draw:start-glue-point="8" draw:end-shape="id12" draw:end-glue-point="0" svg:d="m10297 12528v484h-1v508">
          <text:p/>
        </draw:connector>
        <draw:connector draw:style-name="gr4" draw:text-style-name="P3" draw:layer="layout" svg:x1="6.085cm" svg:y1="12.279cm" svg:x2="10.049cm" svg:y2="12.28cm" draw:start-shape="id5" draw:start-glue-point="1" draw:end-shape="id10" draw:end-glue-point="6" svg:d="m6085 12279h1995v1h1969">
          <text:p/>
        </draw:connector>
        <draw:custom-shape draw:style-name="gr10" draw:text-style-name="P4" draw:id="id13" draw:layer="layout" svg:width="0.496cm" svg:height="0.495cm" svg:x="8.562cm" svg:y="17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6.085cm" svg:y1="17.73cm" svg:x2="8.562cm" svg:y2="17.73cm" draw:start-shape="id3" draw:start-glue-point="1" draw:end-shape="id13" draw:end-glue-point="6" svg:d="m6085 17730h2477">
          <text:p/>
        </draw:connector>
        <draw:connector draw:style-name="gr8" draw:text-style-name="P3" draw:layer="layout" svg:x1="8.81cm" svg:y1="17.978cm" svg:x2="8.81cm" svg:y2="18.969cm" draw:start-shape="id13" draw:start-glue-point="8" draw:end-shape="id15" draw:end-glue-point="0" svg:d="m8810 17978v991">
          <text:p/>
        </draw:connector>
        <draw:custom-shape draw:style-name="gr11" draw:text-style-name="P4" draw:id="id16" draw:layer="layout" svg:width="0.496cm" svg:height="0.495cm" svg:x="13.021cm" svg:y="22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svg:x1="13.269cm" svg:y1="23.429cm" svg:x2="13.269cm" svg:y2="24.42cm" draw:start-shape="id16" draw:start-glue-point="8" draw:end-shape="id17" draw:end-glue-point="0" svg:d="m13269 23429v991">
          <text:p/>
        </draw:connector>
        <draw:connector draw:style-name="gr8" draw:text-style-name="P3" draw:layer="layout" svg:x1="17.729cm" svg:y1="20.951cm" svg:x2="13.269cm" svg:y2="22.934cm" draw:start-shape="id18" draw:start-glue-point="2" draw:end-shape="id16" draw:end-glue-point="4" svg:d="m17729 20951v1004h-4460v979">
          <text:p/>
        </draw:connector>
        <draw:connector draw:style-name="gr8" draw:text-style-name="P3" draw:layer="layout" svg:x1="8.81cm" svg:y1="20.951cm" svg:x2="13.269cm" svg:y2="22.934cm" draw:start-shape="id15" draw:start-glue-point="2" draw:end-shape="id16" draw:end-glue-point="4" svg:d="m8810 20951v1004h4459v979">
          <text:p/>
        </draw:connector>
        <draw:connector draw:style-name="gr12" draw:text-style-name="P3" draw:layer="layout" svg:x1="13.269cm" svg:y1="20.95cm" svg:x2="13.269cm" svg:y2="22.934cm" draw:start-shape="id19" draw:start-glue-point="2" draw:end-shape="id16" draw:end-glue-point="4" svg:d="m13269 20950v1984">
          <text:p/>
        </draw:connector>
        <draw:connector draw:style-name="gr4" draw:text-style-name="P3" draw:layer="layout" svg:x1="6.085cm" svg:y1="23.179cm" svg:x2="13.021cm" svg:y2="23.181cm" draw:end-shape="id16" draw:end-glue-point="6" svg:d="m6085 23179h3218v2h3718">
          <text:p/>
        </draw:connector>
        <draw:rect draw:style-name="gr13" draw:text-style-name="P1" draw:id="id8" draw:layer="layout" svg:width="6.442cm" svg:height="2.477cm" svg:x="7.076cm" svg:y="2.617cm">
          <text:p text:style-name="P2"><text:span text:style-name="T1">full chemistry mechanism</text:span></text:p>
          <text:p text:style-name="P2"><text:span text:style-name="T1">(gas.spc, aqueous.spc,</text:span></text:p>
          <text:p text:style-name="P2"><text:span text:style-name="T1">gas.eqn, aqueous.eqn)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Arrowheads_20_16" draw:display-name="Arrowheads 16" svg:viewBox="0 0 20 30" svg:d="m10 0-10 30h20z"/>
    <draw:marker draw:name="Arrowheads_20_18" draw:display-name="Arrowheads 18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2$Build-9483</meta:generator>
    <meta:creation-date>2004-05-18T18:03:12</meta:creation-date>
    <dc:date>2010-11-08T14:01:07</dc:date>
    <meta:print-date>2004-06-30T13:50:47</meta:print-date>
    <meta:editing-cycles>103</meta:editing-cycles>
    <meta:editing-duration>PT05H14M34S</meta:editing-duration>
    <dc:creator>Rolf Sander</dc:creator>
    <meta:document-statistic meta:object-count="42"/>
    <meta:user-defined meta:name="Info 1"/>
    <meta:user-defined meta:name="Info 2"/>
    <meta:user-defined meta:name="Info 3"/>
    <meta:user-defined meta:name="Info 4"/>
  </office:meta>
</office:document-meta>
</file>